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C000003FD7ED64DEDAEF84E34.png" manifest:media-type="image/png"/>
  <manifest:file-entry manifest:full-path="Pictures/1000020100000500000004003590C91CFB5AA8B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 fo:break-before="page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office:annotation office:name="__Annotation__3_146238313"><dc:creator>Юлия Дубривская</dc:creator><dc:date>2019-10-02T10:21:15</dc:date><text:p><text:span text:style-name="T1">Виконання лабораторної роботи №3</text:span></text:p></office:annotation>Реферат по физкультуре <text:s/>на тему волейбол <text:s/><office:annotation-end office:name="__Annotation__3_146238313"/></text:p>
      <text:p text:style-name="P1">Відредактовано Дубрівська.</text:p>
      <text:p text:style-name="P2"/>
      <text:p text:style-name="P2"><draw:frame draw:style-name="fr1" draw:name="image2.png" text:anchor-type="as-char" svg:width="6.2709in" svg:height="5.0138in" draw:z-index="0"><draw:image xlink:href="Pictures/1000020100000500000004003590C91CFB5AA8B8.png" xlink:type="simple" xlink:show="embed" xlink:actuate="onLoad" loext:mime-type="image/png"/></draw:frame></text:p>
      <text:p text:style-name="P2"/>
      <text:p text:style-name="P3"><draw:frame draw:style-name="fr1" draw:name="image1.png" text:anchor-type="as-char" svg:width="6.2709in" svg:height="5.0138in" draw:z-index="0"><draw:image xlink:href="Pictures/10000201000004FC000003FD7ED64DEDAEF84E3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2" meta:paragraph-count="4" meta:word-count="8" meta:character-count="68" meta:non-whitespace-character-count="59"/>
    <meta:generator>LibreOfficeDev/6.0.5.2$Linux_X86_64 LibreOffice_project/</meta:generator>
  </office:meta>
</office:document-meta>
</file>